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Index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3" style:family="paragraph" style:parent-style-name="Index_20_Heading" style:master-page-name="Standard">
      <style:paragraph-properties style:page-number="3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Overwrite Page Numbering Manual Page Change Alphabetical Index</text:h>
      <text:p text:style-name="Text_20_body">A <text:alphabetical-index-mark-start text:id="IMark859747992"/><text:alphabetical-index-mark-start text:id="IMark558679656"/>line<text:alphabetical-index-mark-end text:id="IMark558679656"/><text:alphabetical-index-mark-end text:id="IMark859747992"/>.</text:p>
      <text:h text:style-name="Heading_20_2" text:outline-level="2">Heading 2</text:h>
      <text:p text:style-name="Text_20_body">Another line</text:p>
      <text:h text:style-name="Heading_20_3" text:outline-level="3">Heading 3</text:h>
      <text:p text:style-name="Text_20_body">A line just before <text:alphabetical-index-mark-start text:id="IMark859747992"/>break<text:alphabetical-index-mark-end text:id="IMark859747992"/></text:p>
      <text:alphabetical-index text:style-name="Sect1" text:protected="true" text:name="Alphabetical Index1">
        <text:alphabetical-index-source text:sort-algorithm="alphanumeric" fo:language="fr" fo:country="FR">
          <text:index-title-template text:style-name="Index_20_Heading">Alphabetical Index</text:index-title-template>
          <text:alphabetical-index-entry-template text:outline-level="separator" text:style-name="Index_20_Separator">
            <text:index-entry-text/>
          </text:alphabetical-index-entry-template>
          <text:alphabetical-index-entry-template text:outline-level="1" text:style-name="Index_20_1">
            <text:index-entry-text/>
            <text:index-entry-tab-stop style:type="right" style:leader-char="."/>
            <text:index-entry-page-number/>
          </text:alphabetical-index-entry-template>
          <text:alphabetical-index-entry-template text:outline-level="2" text:style-name="Index_20_2">
            <text:index-entry-text/>
            <text:index-entry-tab-stop style:type="right" style:leader-char="."/>
            <text:index-entry-page-number/>
          </text:alphabetical-index-entry-template>
          <text:alphabetical-index-entry-template text:outline-level="3" text:style-name="Index_20_3">
            <text:index-entry-text/>
            <text:index-entry-tab-stop style:type="right" style:leader-char="."/>
            <text:index-entry-page-number/>
          </text:alphabetical-index-entry-template>
        </text:alphabetical-index-source>
        <text:index-body>
          <text:index-title text:style-name="Sect1" text:name="Alphabetical Index1_Head">
            <text:p text:style-name="P3">Alphabetical Index</text:p>
          </text:index-title>
          <text:p text:style-name="P2">break<text:tab/>1</text:p>
          <text:p text:style-name="P2">line<text:tab/>1</text:p>
        </text:index-body>
      </text:alphabetical-index>
      <text:p text:style-name="Text_20_body"/>
      <text:p text:style-name="Standard">Last lin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style:num-format="I" text:select-page="current">III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Vincent Spiewak</meta:initial-creator>
    <meta:creation-date>2009-06-25T15:40:04</meta:creation-date>
    <dc:date>2009-08-19T22:03:02</dc:date>
    <dc:creator>Vincent Spiewak</dc:creator>
    <meta:editing-duration>PT00H47M26S</meta:editing-duration>
    <meta:editing-cycles>7</meta:editing-cycles>
    <meta:generator>OpenOffice.org/3.1$Unix OpenOffice.org_project/310m11$Build-9399</meta:generator>
    <meta:document-statistic meta:table-count="0" meta:image-count="0" meta:object-count="0" meta:page-count="3" meta:paragraph-count="11" meta:word-count="30" meta:character-count="167"/>
    <meta:user-defined meta:name="Info 1"/>
    <meta:user-defined meta:name="Info 2"/>
    <meta:user-defined meta:name="Info 3"/>
    <meta:user-defined meta:name="Info 4"/>
  </office:meta>
</office:document-meta>
</file>